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system-ui" fo:font-size="21pt" fo:letter-spacing="normal" fo:font-style="normal" fo:font-weight="normal" officeooo:rsid="00189d2f" officeooo:paragraph-rsid="00189d2f" style:font-size-asian="21pt" style:font-size-complex="21pt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21pt" fo:letter-spacing="normal" fo:font-style="normal" fo:font-weight="normal" style:font-size-asian="21pt" style:font-size-complex="21pt"/>
    </style:style>
    <style:style style:name="P3" style:family="paragraph" style:parent-style-name="Preformatted_20_Text">
      <style:paragraph-properties fo:margin-top="0cm" fo:margin-bottom="0cm" style:contextual-spacing="false" fo:orphans="2" fo:widows="2" fo:padding-left="0.049cm" fo:padding-right="0.049cm" fo:padding-top="0cm" fo:padding-bottom="0.049cm" fo:border-left="0.06pt solid #282c34" fo:border-right="0.06pt solid #282c34" fo:border-top="none" fo:border-bottom="0.06pt solid #282c34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.049cm" fo:padding-top="0cm" fo:padding-bottom="0.049cm" fo:border-left="0.06pt solid #282c34" fo:border-right="0.06pt solid #282c34" fo:border-top="none" fo:border-bottom="0.06pt solid #282c34"/>
      <style:text-properties fo:font-size="21pt" style:font-size-asian="21pt" style:font-size-complex="21pt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21pt" style:font-size-asian="21pt" style:font-size-complex="21pt"/>
    </style:style>
    <style:style style:name="P8" style:family="paragraph" style:parent-style-name="Standard">
      <style:text-properties fo:font-size="21pt" officeooo:rsid="00189d2f" officeooo:paragraph-rsid="00189d2f" style:font-size-asian="21pt" style:font-size-complex="21pt"/>
    </style:style>
    <style:style style:name="P9" style:family="paragraph" style:parent-style-name="Standard">
      <style:text-properties fo:font-size="21pt" officeooo:rsid="001cb1ed" officeooo:paragraph-rsid="001cb1ed" style:font-size-asian="21pt" style:font-size-complex="21pt"/>
    </style:style>
    <style:style style:name="P10" style:family="paragraph" style:parent-style-name="Standard">
      <style:text-properties fo:font-size="21pt" fo:font-style="normal" officeooo:rsid="001e9c07" officeooo:paragraph-rsid="001cb1ed" style:font-size-asian="21pt" style:font-style-asian="normal" style:font-size-complex="21pt" style:font-style-complex="normal"/>
    </style:style>
    <style:style style:name="P11" style:family="paragraph" style:parent-style-name="Standard">
      <style:text-properties style:text-position="0% 100%" fo:font-size="21pt" fo:font-style="normal" fo:font-weight="normal" officeooo:rsid="0020ce88" officeooo:paragraph-rsid="00212b7d" style:font-size-asian="21pt" style:font-style-asian="normal" style:font-weight-asian="normal" style:font-size-complex="21pt" style:font-style-complex="normal" style:font-weight-complex="normal"/>
    </style:style>
    <style:style style:name="P12" style:family="paragraph" style:parent-style-name="Standard">
      <style:text-properties style:text-position="0% 100%" fo:font-size="21pt" fo:font-style="normal" fo:font-weight="normal" officeooo:rsid="00231727" officeooo:paragraph-rsid="00231727" style:font-size-asian="21pt" style:font-style-asian="normal" style:font-weight-asian="normal" style:font-size-complex="21pt" style:font-style-complex="normal" style:font-weight-complex="normal"/>
    </style:style>
    <style:style style:name="T1" style:family="text">
      <style:text-properties fo:font-style="normal" officeooo:rsid="001e9c07" style:font-style-asian="normal" style:font-style-complex="normal"/>
    </style:style>
    <style:style style:name="T2" style:family="text">
      <style:text-properties fo:font-variant="normal" fo:text-transform="none" fo:color="#abb2bf" loext:opacity="100%" style:font-name="var bs-font-monospace" fo:font-size="21pt" fo:letter-spacing="normal" fo:font-style="normal" fo:font-weight="normal" fo:background-color="#282c34" loext:char-shading-value="0" style:font-size-asian="21pt" style:font-size-complex="21pt" loext:padding="0cm" loext:border="none"/>
    </style:style>
    <style:style style:name="T3" style:family="text">
      <style:text-properties fo:font-variant="normal" fo:text-transform="none" fo:color="#212529" loext:opacity="100%" style:font-name="system-ui" fo:font-size="21pt" fo:letter-spacing="normal" fo:font-style="normal" fo:font-weight="normal" style:font-size-asian="21pt" style:font-size-complex="21pt"/>
    </style:style>
    <style:style style:name="T4" style:family="text">
      <style:text-properties fo:font-variant="normal" fo:text-transform="none" fo:color="#212529" loext:opacity="100%" style:font-name="system-ui" fo:font-size="21pt" fo:letter-spacing="normal" fo:font-style="normal" fo:font-weight="normal" style:font-size-asian="21pt" style:font-size-complex="21pt" loext:padding-left="0cm" loext:padding-right="0cm" loext:padding-top="0.049cm" loext:padding-bottom="0.049cm" loext:border-left="none" loext:border-right="none" loext:border-top="0.74pt solid #e9ecef" loext:border-bottom="0.74pt solid #e9ecef"/>
    </style:style>
    <style:style style:name="T5" style:family="text">
      <style:text-properties fo:font-variant="normal" fo:text-transform="none" fo:color="#212529" loext:opacity="100%" style:font-name="system-ui" fo:font-size="21pt" fo:letter-spacing="normal" fo:font-style="normal" fo:font-weight="bold" style:font-size-asian="21pt" style:font-size-complex="21pt"/>
    </style:style>
    <style:style style:name="T6" style:family="text">
      <style:text-properties fo:font-variant="normal" fo:text-transform="none" fo:color="#212529" loext:opacity="100%" style:font-name="system-ui" fo:font-size="21pt" fo:letter-spacing="normal" fo:font-style="normal" fo:font-weight="bold" style:font-size-asian="21pt" style:font-size-complex="21pt" loext:padding-left="0cm" loext:padding-right="0cm" loext:padding-top="0.049cm" loext:padding-bottom="0.049cm" loext:border-left="none" loext:border-right="none" loext:border-top="0.74pt solid #e9ecef" loext:border-bottom="0.74pt solid #e9ecef"/>
    </style:style>
    <style:style style:name="T7" style:family="text">
      <style:text-properties fo:font-variant="normal" fo:text-transform="none" fo:color="#e6c07b" loext:opacity="100%" style:font-name="var bs-font-monospace" fo:font-size="21pt" fo:letter-spacing="normal" fo:font-style="normal" fo:font-weight="normal" fo:background-color="#282c34" loext:char-shading-value="0" style:font-size-asian="21pt" style:font-size-complex="21pt" loext:padding="0cm" loext:border="none"/>
    </style:style>
    <style:style style:name="T8" style:family="text">
      <style:text-properties officeooo:rsid="001a5c36"/>
    </style:style>
    <style:style style:name="T9" style:family="text">
      <style:text-properties officeooo:rsid="001b3a85"/>
    </style:style>
    <style:style style:name="T10" style:family="text">
      <style:text-properties officeooo:rsid="001e9c07"/>
    </style:style>
    <style:style style:name="T11" style:family="text">
      <style:text-properties fo:font-style="italic" officeooo:rsid="001e9c07" style:font-style-asian="italic" style:font-style-complex="italic"/>
    </style:style>
    <style:style style:name="T12" style:family="text">
      <style:text-properties fo:font-style="italic" officeooo:rsid="0020ce88" style:font-style-asian="italic" style:font-style-complex="italic"/>
    </style:style>
    <style:style style:name="T13" style:family="text">
      <style:text-properties fo:font-style="italic" fo:font-weight="normal" officeooo:rsid="0020ce88" style:font-style-asian="italic" style:font-weight-asian="normal" style:font-style-complex="italic" style:font-weight-complex="normal"/>
    </style:style>
    <style:style style:name="T14" style:family="text">
      <style:text-properties officeooo:rsid="001f4efa"/>
    </style:style>
    <style:style style:name="T15" style:family="text">
      <style:text-properties officeooo:rsid="0020ce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. Install it automatically</text:h>
      <text:p text:style-name="P2">1. Search Apache package with “apt-cache search” command</text:p>
      <text:p text:style-name="P6"/>
      <text:p text:style-name="P3"><text:span text:style-name="Source_20_Text"><text:span text:style-name="T2">apt-cache search apache</text:span></text:span></text:p>
      <text:p text:style-name="P2">2. Get Apache package name “apache2”, issue the “apt-get” install command. You need “sudo” privileged for this installation.</text:p>
      <text:p text:style-name="P6"/>
      <text:p text:style-name="P3"><text:span text:style-name="Source_20_Text"><text:span text:style-name="T2">sudo apt-get install apache2</text:span></text:span></text:p>
      <text:p text:style-name="P5"><text:span text:style-name="T3">3. Done, run your favor internet browser, e.g firefox or IE. Type “</text:span><text:span text:style-name="Strong_20_Emphasis"><text:span text:style-name="T5">http://localhost</text:span></text:span><text:span text:style-name="T3">” in your browser’s URL text box.</text:span></text:p>
      <text:p text:style-name="P2">4. If you see the words “It work!” in your browser, it means Apache is installed on Ubuntu successfully.</text:p>
      <text:p text:style-name="P4"><text:span text:style-name="Strong_20_Emphasis"><text:span text:style-name="T6">Where is Apache Http server installed?</text:span></text:span><text:span text:style-name="T4"><text:line-break/>Issue a “</text:span><text:span text:style-name="Strong_20_Emphasis"><text:span text:style-name="T6">find</text:span></text:span><text:span text:style-name="T4">” command to reveal all the Apache folders and files location.</text:span></text:p>
      <text:p text:style-name="P6"/>
      <text:p text:style-name="P3"><text:span text:style-name="Source_20_Text"><text:span text:style-name="T2">mkyong@mkyong-desktop:~$ sudo find / -name apache2</text:span></text:span></text:p>
      <text:p text:style-name="P3"><text:span text:style-name="Source_20_Text"><text:span text:style-name="T2">/var/lock/apache2</text:span></text:span></text:p>
      <text:p text:style-name="P3"><text:span text:style-name="Source_20_Text"><text:span text:style-name="T2">/var/run/apache2</text:span></text:span></text:p>
      <text:p text:style-name="P3"><text:soft-page-break/><text:span text:style-name="Source_20_Text"><text:span text:style-name="T2">/var/</text:span></text:span><text:span text:style-name="Source_20_Text"><text:span text:style-name="T7">log</text:span></text:span><text:span text:style-name="Source_20_Text"><text:span text:style-name="T2">/apache2</text:span></text:span></text:p>
      <text:p text:style-name="P3"><text:span text:style-name="Source_20_Text"><text:span text:style-name="T2">/var/cache/apache2</text:span></text:span></text:p>
      <text:p text:style-name="P3"><text:span text:style-name="Source_20_Text"><text:span text:style-name="T2">/usr/sbin/apache2</text:span></text:span></text:p>
      <text:p text:style-name="P3"><text:span text:style-name="Source_20_Text"><text:span text:style-name="T2">/usr/lib/apache2</text:span></text:span></text:p>
      <text:p text:style-name="P3"><text:span text:style-name="Source_20_Text"><text:span text:style-name="T2">/usr/share/doc/apache2</text:span></text:span></text:p>
      <text:p text:style-name="P3"><text:span text:style-name="Source_20_Text"><text:span text:style-name="T2">/usr/share/doc/apache2.2-common/examples/apache2</text:span></text:span></text:p>
      <text:p text:style-name="P3"><text:span text:style-name="Source_20_Text"><text:span text:style-name="T2">/usr/share/apache2</text:span></text:span></text:p>
      <text:p text:style-name="P3"><text:span text:style-name="Source_20_Text"><text:span text:style-name="T2">/usr/share/bug/apache2</text:span></text:span></text:p>
      <text:p text:style-name="P3"><text:span text:style-name="Source_20_Text"><text:span text:style-name="T2">/etc/default/apache2</text:span></text:span></text:p>
      <text:p text:style-name="P3"><text:span text:style-name="Source_20_Text"><text:span text:style-name="T2">/etc/logrotate.d/apache2</text:span></text:span></text:p>
      <text:p text:style-name="P3"><text:span text:style-name="Source_20_Text"><text:span text:style-name="T2">/etc/cron.daily/apache2</text:span></text:span></text:p>
      <text:p text:style-name="P3"><text:span text:style-name="Source_20_Text"><text:span text:style-name="T2">/etc/init.d/apache2</text:span></text:span></text:p>
      <text:p text:style-name="P3"><text:span text:style-name="Source_20_Text"><text:span text:style-name="T2">/etc/apache2</text:span></text:span></text:p>
      <text:p text:style-name="P7"/>
      <text:p text:style-name="P8"/>
      <text:p text:style-name="P8"/>
      <text:p text:style-name="P8">* systemctl status apache2</text:p>
      <text:p text:style-name="P8"><text:s text:c="3"/>-view the web server status</text:p>
      <text:p text:style-name="P8">* ufw app list</text:p>
      <text:p text:style-name="P8"><text:s text:c="4"/><text:span text:style-name="T8">view the appache is allowd or not</text:span></text:p>
      <text:p text:style-name="P8">*<text:span text:style-name="T9">ufw reload</text:span></text:p>
      <text:p text:style-name="P8"><text:s/>-<text:span text:style-name="T9">reload firewall</text:span></text:p>
      <text:p text:style-name="P8">*<text:span text:style-name="T9">ufw diable</text:span></text:p>
      <text:p text:style-name="P8"><text:s/>--<text:span text:style-name="T9">disable firew </text:span></text:p>
      <text:p text:style-name="P8">*<text:span text:style-name="T9">ufw <text:s/>enable</text:span></text:p>
      <text:p text:style-name="P9">*vim /var/log/apache2/access.log</text:p>
      <text:p text:style-name="P9"><text:s text:c="2"/>-log file log checking</text:p>
      <text:p text:style-name="P9">*<text:span text:style-name="T10">vim </text:span><text:span text:style-name="T11">var</text:span><text:span text:style-name="T1">/log/apache2/error.log</text:span></text:p>
      <text:p text:style-name="P10"><text:soft-page-break/><text:s/>-see the error log</text:p>
      <text:p text:style-name="P10">*<text:span text:style-name="T14">sudo ufw allow &lt;port number&gt;</text:span></text:p>
      <text:p text:style-name="P10">- <text:span text:style-name="T14">80 http , 443 https</text:span></text:p>
      <text:p text:style-name="P10">* <text:span text:style-name="T15">vim </text:span><text:span text:style-name="T12">etc/apache2/apache2.conf</text:span></text:p>
      <text:p text:style-name="P10"><text:span text:style-name="T12"><text:s text:c="3"/>-m</text:span><text:span text:style-name="T13">ain server configuration file</text:span></text:p>
      <text:p text:style-name="P11"><text:tab/></text:p>
      <text:p text:style-name="P11"/>
      <text:p text:style-name="P12">all related conf file - https://docs.cpanel.net/ea4/apache/advanced-apache-configuration-the-paths-conf-file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08:28:05.608635190</meta:creation-date>
    <meta:generator>LibreOffice/7.3.7.2$Linux_X86_64 LibreOffice_project/30$Build-2</meta:generator>
    <dc:date>2023-01-21T19:48:21.810742393</dc:date>
    <meta:editing-duration>PT14H59M57S</meta:editing-duration>
    <meta:editing-cycles>7</meta:editing-cycles>
    <meta:document-statistic meta:table-count="0" meta:image-count="0" meta:object-count="0" meta:page-count="3" meta:paragraph-count="43" meta:word-count="182" meta:character-count="1453" meta:non-whitespace-character-count="1296"/>
  </office:meta>
</office:document-meta>
</file>